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 officeooo:rsid="0013c214" officeooo:paragraph-rsid="0013c214"/>
    </style:style>
    <style:style style:name="P3" style:family="paragraph" style:parent-style-name="Standard">
      <style:text-properties fo:language="en" fo:country="US" officeooo:rsid="00142503" officeooo:paragraph-rsid="00142503"/>
    </style:style>
    <style:style style:name="P4" style:family="paragraph" style:parent-style-name="Standard">
      <style:text-properties fo:language="en" fo:country="US" fo:font-weight="bold" officeooo:rsid="0013c214" officeooo:paragraph-rsid="0013c214" style:font-weight-asian="bold" style:font-weight-complex="bold"/>
    </style:style>
    <style:style style:name="P5" style:family="paragraph" style:parent-style-name="Standard">
      <style:text-properties fo:language="en" fo:country="US" officeooo:rsid="001524c0" officeooo:paragraph-rsid="001524c0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3c214"/>
    </style:style>
    <style:style style:name="T4" style:family="text">
      <style:text-properties fo:language="en" fo:country="US" officeooo:rsid="00142503"/>
    </style:style>
    <style:style style:name="T5" style:family="text">
      <style:text-properties officeooo:rsid="001425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Why Python Is the Perfect First Programming Language”</text:p>
      <text:p text:style-name="Standard"/>
      <text:p text:style-name="Standard">Description:</text:p>
      <text:p text:style-name="Standard"/>
      <text:p text:style-name="Standard">Python is the easiest programming language to start with — but most beginners learn it the wrong way. In this video, I explain why Python is the perfect first programming language and show real code examples inside VS Code.</text:p>
      <text:p text:style-name="Standard">You’ll understand what Python actually is, why it’s used everywhere, and see your first working program — with zero experience required.</text:p>
      <text:p text:style-name="Standard">This is Episode 1 of The Python Path — a complete step-by-step Python learning series for absolute beginners.</text:p>
      <text:p text:style-name="Standard">Next episode: full Python + VS Code installation — subscribe so you don’t miss it.</text:p>
      <text:p text:style-name="Standard">—</text:p>
      <text:p text:style-name="Standard">Timestamps:</text:p>
      <text:p text:style-name="Standard">0:00 Intro</text:p>
      <text:p text:style-name="Standard">(You can add more after upload)</text:p>
      <text:p text:style-name="Standard">—</text:p>
      <text:p text:style-name="Standard">#python #learnpython #pythonforbeginners #programming #vscode</text:p>
      <text:p text:style-name="Standard">TAGS: python beginner tutorial, learn python, python explained simply, python tutorial 2025, python for absolute beginners, python vs code tutorial, why learn python, python course for beginners</text:p>
      <text:p text:style-name="Standard"/>
      <text:p text:style-name="P1">YOU SAY (serious but calm tone):</text:p>
      <text:p text:style-name="Standard"/>
      <text:p text:style-name="Standard">“Most beginners quit programming — not because it’s hard, but because they start with the wrong language.”</text:p>
      <text:p text:style-name="Standard"/>
      <text:p text:style-name="P1">Mini pause.</text:p>
      <text:p text:style-name="P1"/>
      <text:p text:style-name="Standard">“Today, I’ll show you why that won’t happen to you.”</text:p>
      <text:p text:style-name="Standard"/>
      <text:p text:style-name="P1">SCREEN: VS Code already open in full screen, dark theme, empty file named intro.py.</text:p>
      <text:p text:style-name="Standard"/>
      <text:p text:style-name="P1">YOU SAY:</text:p>
      <text:p text:style-name="P1"/>
      <text:p text:style-name="Standard">Welcome to The Python Path — and <text:span text:style-name="T3">in this video</text:span>, I’ll show you why Python is one of the most beginner-friendly programming languages ever created.</text:p>
      <text:p text:style-name="Standard"/>
      <text:p text:style-name="P1">Mini pause. Calm confidence.</text:p>
      <text:p text:style-name="P1">YOU SAY:</text:p>
      <text:p text:style-name="P1"/>
      <text:p text:style-name="Standard">Not with complicated theory — but with real code, right here inside VS Code.</text:p>
      <text:p text:style-name="Standard"/>
      <text:p text:style-name="P1">YOU SAY (as you begin typing):</text:p>
      <text:p text:style-name="Standard"/>
      <text:p text:style-name="Standard">Let me show you something extremely simple.</text:p>
      <text:p text:style-name="Standard"/>
      <text:p text:style-name="P1">SCREEN: Type:</text:p>
      <text:p text:style-name="P1"/>
      <text:p text:style-name="P6">print("Hello, world!")</text:p>
      <text:p text:style-name="P1"/>
      <text:p text:style-name="P1">YOU SAY (naturally as you finish typing):</text:p>
      <text:p text:style-name="P1"><text:soft-page-break/></text:p>
      <text:p text:style-name="Standard">Just one line of code.</text:p>
      <text:p text:style-name="Standard"/>
      <text:p text:style-name="P1">SCREEN: Run the file — terminal shows: Hello, world!</text:p>
      <text:p text:style-name="P1">YOU SAY:</text:p>
      <text:p text:style-name="P1"/>
      <text:p text:style-name="Standard">That’s a complete Python program. One line — and it already works.</text:p>
      <text:p text:style-name="Standard">This simplicity is one of the biggest reasons why Python is the perfect first programming language.</text:p>
      <text:p text:style-name="Standard"/>
      <text:p text:style-name="P1">SCREEN: Scroll slightly for space and type under it:</text:p>
      <text:p text:style-name="Standard"/>
      <text:p text:style-name="Standard">name = "Maria"</text:p>
      <text:p text:style-name="Standard">print("Hello, " + name)</text:p>
      <text:p text:style-name="Standard"/>
      <text:p text:style-name="P1">YOU SAY:</text:p>
      <text:p text:style-name="P1"/>
      <text:p text:style-name="Standard">For example — this is enough to make the computer greet someone by name.</text:p>
      <text:p text:style-name="Standard"/>
      <text:p text:style-name="P1">SCREEN: Run again — output: Hello, Maria</text:p>
      <text:p text:style-name="P1"/>
      <text:p text:style-name="P1">YOU SAY:</text:p>
      <text:p text:style-name="P1"/>
      <text:p text:style-name="Standard">No confusing symbols. No setup pain. It almost reads like English.</text:p>
      <text:p text:style-name="Standard"/>
      <text:p text:style-name="P1">SCREEN: Add a quick comment block below:</text:p>
      <text:p text:style-name="Standard"/>
      <text:p text:style-name="Standard"># Python is used for:</text:p>
      <text:p text:style-name="Standard"># - Web apps</text:p>
      <text:p text:style-name="Standard"># - Data &amp; AI</text:p>
      <text:p text:style-name="Standard"># - Automation</text:p>
      <text:p text:style-name="Standard"/>
      <text:p text:style-name="P1">YOU SAY:</text:p>
      <text:p text:style-name="P1"/>
      <text:p text:style-name="Standard">And Python isn’t just beginner-friendly.</text:p>
      <text:p text:style-name="Standard">It powers websites like Instagram.</text:p>
      <text:p text:style-name="Standard">It runs machine learning and AI.</text:p>
      <text:p text:style-name="Standard">And even automates boring everyday tasks — like cleaning files or sending emails automatically.</text:p>
      <text:p text:style-name="Standard"/>
      <text:p text:style-name="P1">YOU SAY (slightly more inspiring tone):</text:p>
      <text:p text:style-name="Standard"/>
      <text:p text:style-name="Standard">So whether you dream about building websites… AI tools…</text:p>
      <text:p text:style-name="Standard">or just automating your own life — learning Python can take you there.</text:p>
      <text:p text:style-name="Standard"/>
      <text:p text:style-name="P1">SCREEN: Clear screen or open new file basics.py.</text:p>
      <text:p text:style-name="P1">YOU SAY:</text:p>
      <text:p text:style-name="P1"/>
      <text:p text:style-name="Standard">And here’s how we’re going to learn Python on this channel.</text:p>
      <text:p text:style-name="Standard">I won’t jump straight into complex theory.</text:p>
      <text:p text:style-name="Standard">And I also won’t just throw code at you without context.</text:p>
      <text:p text:style-name="Standard">We’ll do this the right way — step by step, with real understanding and real practice.</text:p>
      <text:p text:style-name="Standard">By the end of every lesson, you won’t just watch Python — you’ll actually write Python yourself.</text:p>
      <text:p text:style-name="P2"><text:soft-page-break/>You will solve enough exercises, learn how to divide a problem into sub-problems which is <text:span text:style-name="T5">the </text:span>essential skill to gain in your quest to <text:span text:style-name="T5">develop a</text:span> problem solving mastery.</text:p>
      <text:p text:style-name="P3">We will complete step-by-step projects together and then receive projects for yourself alone to complete. </text:p>
      <text:p text:style-name="P3">Because this is the only way to learn coding.</text:p>
      <text:p text:style-name="P3">Learn with Practice</text:p>
      <text:p text:style-name="P4"/>
      <text:p text:style-name="P1">YOU SAY:</text:p>
      <text:p text:style-name="P1"/>
      <text:p text:style-name="Standard">No experience needed. I’ll explain everything clearly — but without wasting your time.</text:p>
      <text:p text:style-name="Standard"/>
      <text:p text:style-name="P1">SCREEN: In basics.py, type:</text:p>
      <text:p text:style-name="P1"/>
      <text:p text:style-name="Standard"># What is Python?</text:p>
      <text:p text:style-name="Standard"># You write instructions.</text:p>
      <text:p text:style-name="Standard"># Python reads them.</text:p>
      <text:p text:style-name="Standard"># The computer executes them.</text:p>
      <text:p text:style-name="Standard"/>
      <text:p text:style-name="P1">YOU SAY:</text:p>
      <text:p text:style-name="P1"/>
      <text:p text:style-name="Standard">Python is just a language — a way to give instructions to a computer.</text:p>
      <text:p text:style-name="Standard">You write instructions. Python reads them.</text:p>
      <text:p text:style-name="Standard">And your computer executes them — step by step.</text:p>
      <text:p text:style-name="Standard"/>
      <text:p text:style-name="P1">SCREEN: Type a simple analogy:</text:p>
      <text:p text:style-name="P1"/>
      <text:p text:style-name="Standard"># Example:</text:p>
      <text:p text:style-name="Standard"># Imagine telling a robot:</text:p>
      <text:p text:style-name="Standard"># "Go forward 3 steps"</text:p>
      <text:p text:style-name="Standard"># "Turn left"</text:p>
      <text:p text:style-name="Standard"># "Pick up the box"</text:p>
      <text:p text:style-name="Standard"/>
      <text:p text:style-name="P1">YOU SAY:</text:p>
      <text:p text:style-name="P1"/>
      <text:p text:style-name="Standard">Imagine you’re giving instructions to a robot. Step by step.</text:p>
      <text:p text:style-name="Standard">That’s literally what programming is.</text:p>
      <text:p text:style-name="Standard">Programming is just giving clear instructions to a computer.</text:p>
      <text:p text:style-name="P1"/>
      <text:p text:style-name="P1">YOU SAY (transition):</text:p>
      <text:p text:style-name="P1"/>
      <text:p text:style-name="Standard"><text:span text:style-name="T4">For example</text:span> —<text:span text:style-name="T2"> </text:span><text:span text:style-name="T4">I will now</text:span><text:span text:style-name="T2"> </text:span>check if Python is already installed on<text:span text:style-name="T2"> </text:span><text:span text:style-name="T4">my</text:span><text:span text:style-name="T2"> </text:span>system.</text:p>
      <text:p text:style-name="Standard"/>
      <text:p text:style-name="P1">SCREEN: Open VS Code terminal, type:</text:p>
      <text:p text:style-name="Standard"/>
      <text:p text:style-name="Standard">python –version</text:p>
      <text:p text:style-name="Standard"/>
      <text:p text:style-name="P1">YOU SAY:</text:p>
      <text:p text:style-name="P1"/>
      <text:p text:style-name="Standard">If<text:span text:style-name="T2"> </text:span><text:span text:style-name="T4">I</text:span><text:span text:style-name="T2"> </text:span>see a version number here — perfect. <text:span text:style-name="T4">I have python.</text:span></text:p>
      <text:p text:style-name="Standard"/>
      <text:p text:style-name="Standard">In the next video, I’ll show you exactly how to install both Python and VS Code properly, step by step.</text:p>
      <text:p text:style-name="Standard"><text:soft-page-break/></text:p>
      <text:p text:style-name="P1">YOU SAY (inspiring closing tone):</text:p>
      <text:p text:style-name="P1"/>
      <text:p text:style-name="Standard">If this is your first step into programming — you’ve already done more than most people ever do.</text:p>
      <text:p text:style-name="Standard">You now understand what Python really is — and in the next video, we’ll install everything together and start writing real code.</text:p>
      <text:p text:style-name="Standard">You’re officially on the path.</text:p>
      <text:p text:style-name="Standard">This is just the beginning.</text:p>
      <text:p text:style-name="Standard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8T07:30:30.834000000</meta:creation-date>
    <dc:date>2025-10-28T07:55:03.909000000</dc:date>
    <meta:editing-duration>PT3M51S</meta:editing-duration>
    <meta:editing-cycles>1</meta:editing-cycles>
    <meta:document-statistic meta:table-count="0" meta:image-count="0" meta:object-count="0" meta:page-count="4" meta:paragraph-count="98" meta:word-count="782" meta:character-count="4651" meta:non-whitespace-character-count="3942"/>
    <meta:generator>LibreOffice/7.3.4.2$Windows_X86_64 LibreOffice_project/728fec16bd5f605073805c3c9e7c4212a0120dc5</meta:generator>
  </office:meta>
</office:document-meta>
</file>